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FB617CE3943DE1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b4830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1" style:family="paragraph" style:parent-style-name="Table_20_Contents">
      <style:text-properties officeooo:rsid="003476fe" officeooo:paragraph-rsid="003476fe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paragraph-properties fo:text-align="start" style:justify-single-word="false"/>
      <style:text-properties officeooo:paragraph-rsid="0035c95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1" fo:font-size="12pt" fo:letter-spacing="normal" fo:font-style="normal" fo:font-weight="bold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bold" officeooo:rsid="0035c95c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24f72b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aeff2"/>
    </style:style>
    <style:style style:name="T21" style:family="text">
      <style:text-properties officeooo:rsid="0020556b"/>
    </style:style>
    <style:style style:name="T22" style:family="text">
      <style:text-properties officeooo:rsid="003c4ff4"/>
    </style:style>
    <style:style style:name="T23" style:family="text">
      <style:text-properties officeooo:rsid="00302d68"/>
    </style:style>
    <style:style style:name="T24" style:family="text">
      <style:text-properties officeooo:rsid="0031e1f4"/>
    </style:style>
    <style:style style:name="T25" style:family="text">
      <style:text-properties officeooo:rsid="003476fe"/>
    </style:style>
    <style:style style:name="T26" style:family="text">
      <style:text-properties officeooo:rsid="0035c95c"/>
    </style:style>
    <style:style style:name="T27" style:family="text">
      <style:text-properties officeooo:rsid="00365ac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4">sp. zn. </text:span>#4556</text:p>
      <text:p text:style-name="P22"><text:s/></text:p>
      <text:p text:style-name="P4"><text:span text:style-name="T27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2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6">Personální odbor</text:span></text:p>
            <text:p text:style-name="P24">z<text:span text:style-name="T15">a</text:span>st<text:span text:style-name="T15">o</text:span>up<text:span text:style-name="T15">ena</text:span>: <text:span text:style-name="T20">Bc. Jana Rohová, jana.rohova@pirati.cz, vedoucí</text:span></text:p>
            <text:p text:style-name="P2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2">:</text:span></text:p>
          </table:table-cell>
          <table:table-cell table:style-name="Tabulka1.A1" office:value-type="string">
            <text:p text:style-name="P18"><text:span text:style-name="T15">Jméno</text:span>: Barbora Přibylová Kočková</text:p>
            <text:p text:style-name="Table_20_Contents"><text:span text:style-name="T25">IČO</text:span>: 03427722 <text:s text:c="3"/><text:span text:style-name="T25">sídlo: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Předmět dodatku</text:span><text:span text:style-name="T13">:</text:span></text:p>
          </table:table-cell>
          <table:table-cell table:style-name="Tabulka1.A1" office:value-type="string">
            <text:p text:style-name="P19"><text:span text:style-name="T26">změna termínu provedení</text:span>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6">Do 31.03.2018</text:span></text:p>
          </table:table-cell>
        </table:table-row>
      </table:table>
      <text:p text:style-name="P10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16">Praze</text:span> dne <text:span text:style-name="T26">31.3.2018</text:span></text:p>
      <text:p text:style-name="P8">Za zadavatele: <text:tab/><text:tab/><text:tab/>Za dodavatele: </text:p>
      <text:p text:style-name="P9"><text:span text:style-name="T23">Vladislav Tobias Esner</text:span><text:tab/><text:tab/>Barbora Přibylová Kočková</text:p>
      <text:p text:style-name="P8">….................<text:tab/><text:tab/><text:tab/>…................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CFB617CE3943DE1B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1T12:06:24.066324827</dc:date>
    <meta:editing-cycles>119</meta:editing-cycles>
    <meta:editing-duration>P24DT13H21M24S</meta:editing-duration>
    <meta:generator>LibreOffice/5.1.6.2$Linux_X86_64 LibreOffice_project/10m0$Build-2</meta:generator>
    <meta:print-date>2018-04-11T12:05:31.972546381</meta:print-date>
    <meta:document-statistic meta:table-count="1" meta:image-count="1" meta:object-count="0" meta:page-count="1" meta:paragraph-count="24" meta:word-count="148" meta:character-count="1133" meta:non-whitespace-character-count="994"/>
    <meta:user-defined meta:name="Informace 1"/>
    <meta:user-defined meta:name="Informace 2"/>
    <meta:user-defined meta:name="Informace 3"/>
    <meta:user-defined meta:name="Informace 4"/>
  </office:meta>
</office:document-meta>
</file>